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C060&quot;;Identifiers; [.$C$3];0)" office:value-type="string" office:string-value="C060.DE" calcext:value-type="string">
            <text:p>C060.DE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47.05" calcext:value-type="float">
            <text:p>147.05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8.24" calcext:value-type="float">
            <text:p>28.24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87.06" calcext:value-type="float">
            <text:p>87.06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02.46" calcext:value-type="float">
            <text:p>102.46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364.5" calcext:value-type="float">
            <text:p>1364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364.25998" calcext:value-type="float">
            <text:p>364.25998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28.92" calcext:value-type="float">
            <text:p>28.92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89.45" calcext:value-type="float">
            <text:p>89.4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47.82" calcext:value-type="float">
            <text:p>147.82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8.13" calcext:value-type="float">
            <text:p>28.13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87" calcext:value-type="float">
            <text:p>87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01.48" calcext:value-type="float">
            <text:p>101.4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383.5" calcext:value-type="float">
            <text:p>1383.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28.955" calcext:value-type="float">
            <text:p>28.95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89.74" calcext:value-type="float">
            <text:p>89.7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2.1600037" calcext:value-type="float">
            <text:p>2.1600037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45000076" calcext:value-type="float">
            <text:p>0.45000076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0.05000305" calcext:value-type="float">
            <text:p>0.05000305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1.9400024" calcext:value-type="float">
            <text:p>1.9400024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10.5" calcext:value-type="float">
            <text:p>10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5.2" calcext:value-type="float">
            <text:p>5.2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13710022" calcext:value-type="float">
            <text:p>0.13710022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5" calcext:value-type="float">
            <text:p>0.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2-12-12" calcext:value-type="string">
            <text:p>2022-12-12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2-12-12" calcext:value-type="string">
            <text:p>2022-12-12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2-12-13" calcext:value-type="string">
            <text:p>2022-12-1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6:00:02" calcext:value-type="string">
            <text:p>16:00:02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6:00:04" calcext:value-type="string">
            <text:p>16:00:04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3:35:36" calcext:value-type="string">
            <text:p>13:35:36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4:35:36" calcext:value-type="string">
            <text:p>14:35:36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15:00" calcext:value-type="string">
            <text:p>15:15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6:29" calcext:value-type="string">
            <text:p>08:06:29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3:32:17" calcext:value-type="string">
            <text:p>13:32:17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4:26:47" calcext:value-type="string">
            <text:p>14:26:4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1.4688906" calcext:value-type="float">
            <text:p>1.4688906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1.5934872" calcext:value-type="float">
            <text:p>1.5934872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0.057435164" calcext:value-type="float">
            <text:p>0.057435164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1.8934242" calcext:value-type="float">
            <text:p>1.8934242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76951263" calcext:value-type="float">
            <text:p>0.76951263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1.4275518" calcext:value-type="float">
            <text:p>1.4275518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0.47406717" calcext:value-type="float">
            <text:p>0.47406717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5589715" calcext:value-type="float">
            <text:p>0.558971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46.9426" calcext:value-type="float">
            <text:p>146.9426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7.8588" calcext:value-type="float">
            <text:p>27.8588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86.22" calcext:value-type="float">
            <text:p>86.22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02.28" calcext:value-type="float">
            <text:p>102.28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373.5" calcext:value-type="float">
            <text:p>1373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28.9344" calcext:value-type="float">
            <text:p>28.9344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89.34" calcext:value-type="float">
            <text:p>89.3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49.21" calcext:value-type="float">
            <text:p>149.21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8.71" calcext:value-type="float">
            <text:p>28.71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87.97" calcext:value-type="float">
            <text:p>87.97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05.12" calcext:value-type="float">
            <text:p>105.1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396" calcext:value-type="float">
            <text:p>1396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29.0938" calcext:value-type="float">
            <text:p>29.0938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90.09" calcext:value-type="float">
            <text:p>90.09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49.21" calcext:value-type="float">
            <text:p>149.21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8.69" calcext:value-type="float">
            <text:p>28.69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87.11" calcext:value-type="float">
            <text:p>87.11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04.4" calcext:value-type="float">
            <text:p>104.4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375" calcext:value-type="float">
            <text:p>137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69.46" calcext:value-type="float">
            <text:p>369.46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29.0571" calcext:value-type="float">
            <text:p>29.0571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89.95" calcext:value-type="float">
            <text:p>89.9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49.05" calcext:value-type="float">
            <text:p>149.05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8.72" calcext:value-type="float">
            <text:p>28.72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87.12" calcext:value-type="float">
            <text:p>87.1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04.22" calcext:value-type="float">
            <text:p>104.22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374.5" calcext:value-type="float">
            <text:p>1374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29.195" calcext:value-type="float">
            <text:p>29.19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90.3" calcext:value-type="float">
            <text:p>90.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0.46" calcext:value-type="float">
            <text:p>150.46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6.28" calcext:value-type="float">
            <text:p>56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1.6" calcext:value-type="float">
            <text:p>141.6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25.4" calcext:value-type="float">
            <text:p>125.4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560" calcext:value-type="float">
            <text:p>1560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442.63" calcext:value-type="float">
            <text:p>442.63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2.9" calcext:value-type="float">
            <text:p>32.9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01.84" calcext:value-type="float">
            <text:p>101.8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49.68" calcext:value-type="float">
            <text:p>149.68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8.77" calcext:value-type="float">
            <text:p>28.77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87.15" calcext:value-type="float">
            <text:p>87.15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04.36" calcext:value-type="float">
            <text:p>104.36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376" calcext:value-type="float">
            <text:p>1376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29.41" calcext:value-type="float">
            <text:p>29.41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90.85" calcext:value-type="float">
            <text:p>90.8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15.55" calcext:value-type="float">
            <text:p>115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59" calcext:value-type="float">
            <text:p>24.59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84.95" calcext:value-type="float">
            <text:p>84.95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79.58" calcext:value-type="float">
            <text:p>79.58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25.5" calcext:value-type="float">
            <text:p>1225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330.2" calcext:value-type="float">
            <text:p>330.2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5.01608" calcext:value-type="float">
            <text:p>25.01608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77.57" calcext:value-type="float">
            <text:p>77.5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33739913216" calcext:value-type="float">
            <text:p>133739913216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18403637248" calcext:value-type="float">
            <text:p>118403637248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23855771648" calcext:value-type="float">
            <text:p>23855771648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22106241024" calcext:value-type="float">
            <text:p>122106241024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2903958880256" calcext:value-type="float">
            <text:p>2903958880256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3000" calcext:value-type="float">
            <text:p>30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900" calcext:value-type="float">
            <text:p>9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3730466" calcext:value-type="float">
            <text:p>3730466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35066770" calcext:value-type="float">
            <text:p>35066770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20265587" calcext:value-type="float">
            <text:p>20265587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744238" calcext:value-type="float">
            <text:p>744238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4908700" calcext:value-type="float">
            <text:p>49087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10913" calcext:value-type="float">
            <text:p>10913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2390" calcext:value-type="float">
            <text:p>239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673004" calcext:value-type="float">
            <text:p>4673004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40822628" calcext:value-type="float">
            <text:p>40822628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120570321" calcext:value-type="float">
            <text:p>120570321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045028" calcext:value-type="float">
            <text:p>2045028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915061" calcext:value-type="float">
            <text:p>4915061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38311" calcext:value-type="float">
            <text:p>38311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2181" calcext:value-type="float">
            <text:p>2181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889008" calcext:value-type="float">
            <text:p>0.889008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742456" calcext:value-type="float">
            <text:p>0.742456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552291" calcext:value-type="float">
            <text:p>0.552291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57305" calcext:value-type="float">
            <text:p>0.957305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77908" calcext:value-type="float">
            <text:p>0.777908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089" calcext:value-type="float">
            <text:p>6.08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3.23" calcext:value-type="float">
            <text:p>3.23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6" calcext:value-type="float">
            <text:p>0.06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72" calcext:value-type="float">
            <text:p>2.72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81.9" calcext:value-type="float">
            <text:p>81.9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4.504845" calcext:value-type="float">
            <text:p>24.504845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8.882353" calcext:value-type="float">
            <text:p>8.882353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4.518333" calcext:value-type="float">
            <text:p>14.518333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38.382355" calcext:value-type="float">
            <text:p>38.382355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6.788767" calcext:value-type="float">
            <text:p>16.788767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4.2951474" calcext:value-type="float">
            <text:p>4.2951474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" calcext:value-type="float">
            <text:p>6.60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46" calcext:value-type="float">
            <text:p>1.46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95" calcext:value-type="float">
            <text:p>1.9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40" calcext:value-type="float">
            <text:p>4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float" office:value="0" calcext:value-type="float">
            <text:p>0.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42" calcext:value-type="float">
            <text:p>0.0442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509" calcext:value-type="float">
            <text:p>0.0509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888" calcext:value-type="float">
            <text:p>0.0888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9" calcext:value-type="float">
            <text:p>0.019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93" calcext:value-type="float">
            <text:p>0.0293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float" office:value="0.0327" calcext:value-type="float">
            <text:p>0.0327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float" office:value="0.0255" calcext:value-type="float">
            <text:p>0.0255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2-11-09" calcext:value-type="string">
            <text:p>2022-11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2-11-04" calcext:value-type="string">
            <text:p>2022-11-04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2-11-24" calcext:value-type="string">
            <text:p>2022-11-24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2-05-19" calcext:value-type="string">
            <text:p>2022-05-19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2-09-29" calcext:value-type="string">
            <text:p>2022-09-29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4.3576" calcext:value-type="float">
            <text:p>4.3576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4466" calcext:value-type="float">
            <text:p>0.4466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2363" calcext:value-type="float">
            <text:p>1.2363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71690005" calcext:value-type="float">
            <text:p>0.71690005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4884" calcext:value-type="float">
            <text:p>0.4884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896320000" calcext:value-type="float">
            <text:p>896320000</text:p>
          </table:table-cell>
          <table:table-cell table:style-name="ce19"/>
          <table:table-cell table:style-name="ce19" table:formula="of:=IF([.G$5]=0;&quot;&quot;;COM.FINANCIALS.GETINFO.PYTHON.FINANCIALSIMPL.GETREALTIME([.G$5];[.$C34];[.$B$3]))" office:value-type="float" office:value="4127000064" calcext:value-type="float">
            <text:p>4127000064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7385800704" calcext:value-type="float">
            <text:p>27385800704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169600000" calcext:value-type="float">
            <text:p>11696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111970048" calcext:value-type="float">
            <text:p>2111970048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float" office:value="903014288" calcext:value-type="float">
            <text:p>903014288</text:p>
          </table:table-cell>
          <table:table-cell table:style-name="ce5"/>
          <table:table-cell table:style-name="ce19" table:formula="of:=IF([.G$5]=0;&quot;&quot;;COM.FINANCIALS.GETINFO.PYTHON.FINANCIALSIMPL.GETREALTIME([.G$5];[.$C35];[.$B$3]))" office:value-type="float" office:value="4123038080" calcext:value-type="float">
            <text:p>4123038080</text:p>
          </table:table-cell>
          <table:table-cell table:style-name="ce5"/>
          <table:table-cell table:style-name="ce19" table:formula="of:=IF([.I$5]=0;&quot;&quot;;COM.FINANCIALS.GETINFO.PYTHON.FINANCIALSIMPL.GETREALTIME([.I$5];[.$B35];[.$B$3]))" office:value-type="float" office:value="24563776440" calcext:value-type="float">
            <text:p>24563776440</text:p>
          </table:table-cell>
          <table:table-cell table:style-name="ce5"/>
          <table:table-cell table:style-name="ce19" table:formula="of:=IF([.K$5]=0;&quot;&quot;;COM.FINANCIALS.GETINFO.PYTHON.FINANCIALSIMPL.GETREALTIME([.K$5];[.$B35];[.$B$3]))" office:value-type="float" office:value="1017549920" calcext:value-type="float">
            <text:p>1017549920</text:p>
          </table:table-cell>
          <table:table-cell table:style-name="ce5"/>
          <table:table-cell table:style-name="ce19" table:formula="of:=IF([.M$5]=0;&quot;&quot;;COM.FINANCIALS.GETINFO.PYTHON.FINANCIALSIMPL.GETREALTIME([.M$5];[.$B35];[.$B$3]))" office:value-type="float" office:value="2038369526" calcext:value-type="float">
            <text:p>2038369526</text:p>
          </table:table-cell>
          <table:table-cell table:style-name="ce5"/>
          <table:table-cell table:style-name="ce19" table:formula="of:=IF([.O$5]=0;&quot;&quot;;COM.FINANCIALS.GETINFO.PYTHON.FINANCIALSIMPL.GETREALTIME([.O$5];[.$B3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5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5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7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7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7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7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C060.DE" calcext:value-type="string">
            <text:p>C060.DE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NYQ" calcext:value-type="string">
            <text:p>NYQ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NMS" calcext:value-type="string">
            <text:p>NMS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X" calcext:value-type="string">
            <text:p>JPX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NAS" calcext:value-type="string">
            <text:p>NAS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GER" calcext:value-type="string">
            <text:p>GE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40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40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40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40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1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1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33" table:formula="of:=IF([.I$5]=0;&quot;&quot;;COM.FINANCIALS.GETINFO.PYTHON.FINANCIALSIMPL.GETREALTIME([.I$5];LOWER([.$B41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1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1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1];[.$B$3]))" office:value-type="string" office:string-value="Vanguard 500 Index Fd Admiral Shs" calcext:value-type="string">
            <text:p>Vanguard 500 Index Fd Admiral Shs</text:p>
          </table:table-cell>
          <table:table-cell table:style-name="ce36"/>
          <table:table-cell table:style-name="ce28" table:formula="of:=IF([.Q$5]=0;&quot;&quot;;COM.FINANCIALS.GETINFO.PYTHON.FINANCIALSIMPL.GETREALTIME([.Q$5];[.$B41];[.$B$3]))" office:value-type="string" office:string-value="Vanguard FTSE Developed Europe ex UK UCITS ETF" calcext:value-type="string">
            <text:p>Vanguard FTSE Developed Europe ex UK UCITS ETF</text:p>
          </table:table-cell>
          <table:table-cell table:style-name="ce36"/>
          <table:table-cell table:style-name="ce28" table:formula="of:=IF([.S$5]=0;&quot;&quot;;COM.FINANCIALS.GETINFO.PYTHON.FINANCIALSIMPL.GETREALTIME([.S$5];[.$B41];[.$B$3]))" office:value-type="string" office:string-value="Lyxor STOXX Europe 600 UCITS ETF" calcext:value-type="string">
            <text:p>Lyxor STOXX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2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2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2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2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2];[.$B$3]))" office:value-type="string" office:string-value="Europe/Berlin" calcext:value-type="string">
            <text:p>Europe/Berlin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DELT&quot;;Identifiers; [.$C$3];0)" office:value-type="string" office:string-value="DELT.TA" calcext:value-type="string">
            <text:p>DELT.TA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5]=0;&quot;&quot;;COM.FINANCIALS.GETINFO.PYTHON.FINANCIALSIMPL.GETREALTIME([.E$45];[.$C48];[.$B$3]))" office:value-type="float" office:value="0.85873" calcext:value-type="float">
            <text:p>0.85873</text:p>
          </table:table-cell>
          <table:table-cell table:style-name="ce5"/>
          <table:table-cell table:style-name="ce19" table:formula="of:=IF([.G$45]=0;&quot;&quot;;COM.FINANCIALS.GETINFO.PYTHON.FINANCIALSIMPL.GETREALTIME([.G$45];[.$C48];[.$B$3]))" office:value-type="float" office:value="17220.197" calcext:value-type="float">
            <text:p>17220.197</text:p>
          </table:table-cell>
          <table:table-cell table:style-name="Default"/>
          <table:table-cell table:style-name="ce19" table:formula="of:=IF([.I$45]=0;&quot;&quot;;COM.FINANCIALS.GETINFO.PYTHON.FINANCIALSIMPL.GETREALTIME([.I$45];[.$C48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K$45]=0;&quot;&quot;;COM.FINANCIALS.GETINFO.PYTHON.FINANCIALSIMPL.GETREALTIME([.K$45];[.$C48];[.$B$3]))" office:value-type="float" office:value="14306.63" calcext:value-type="float">
            <text:p>14306.63</text:p>
          </table:table-cell>
          <table:table-cell table:style-name="ce5"/>
          <table:table-cell table:style-name="ce19" table:formula="of:=IF([.M$45]=0;&quot;&quot;;COM.FINANCIALS.GETINFO.PYTHON.FINANCIALSIMPL.GETREALTIME([.M$45];[.$C48];[.$B$3]))" office:value-type="float" office:value="3934.38" calcext:value-type="float">
            <text:p>3934.38</text:p>
          </table:table-cell>
          <table:table-cell table:style-name="ce5"/>
          <table:table-cell table:style-name="ce19" table:formula="of:=IF([.O$45]=0;&quot;&quot;;COM.FINANCIALS.GETINFO.PYTHON.FINANCIALSIMPL.GETREALTIME([.O$45];[.$C4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5]=0;&quot;&quot;;COM.FINANCIALS.GETINFO.PYTHON.FINANCIALSIMPL.GETREALTIME([.E$45];[.$C49];[.$B$3]))" office:value-type="float" office:value="0.8585" calcext:value-type="float">
            <text:p>0.8585</text:p>
          </table:table-cell>
          <table:table-cell table:style-name="ce5"/>
          <table:table-cell table:style-name="ce19" table:formula="of:=IF([.G$45]=0;&quot;&quot;;COM.FINANCIALS.GETINFO.PYTHON.FINANCIALSIMPL.GETREALTIME([.G$45];[.$C49];[.$B$3]))" office:value-type="float" office:value="17220.197" calcext:value-type="float">
            <text:p>17220.197</text:p>
          </table:table-cell>
          <table:table-cell table:style-name="Default"/>
          <table:table-cell table:style-name="ce19" table:formula="of:=IF([.I$45]=0;&quot;&quot;;COM.FINANCIALS.GETINFO.PYTHON.FINANCIALSIMPL.GETREALTIME([.I$45];[.$C4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49];[.$B$3]))" office:value-type="float" office:value="14345.88" calcext:value-type="float">
            <text:p>14345.88</text:p>
          </table:table-cell>
          <table:table-cell table:style-name="ce5"/>
          <table:table-cell table:style-name="ce19" table:formula="of:=IF([.M$45]=0;&quot;&quot;;COM.FINANCIALS.GETINFO.PYTHON.FINANCIALSIMPL.GETREALTIME([.M$45];[.$C49];[.$B$3]))" office:value-type="float" office:value="3939.29" calcext:value-type="float">
            <text:p>3939.29</text:p>
          </table:table-cell>
          <table:table-cell table:style-name="ce5"/>
          <table:table-cell table:style-name="ce19" table:formula="of:=IF([.O$45]=0;&quot;&quot;;COM.FINANCIALS.GETINFO.PYTHON.FINANCIALSIMPL.GETREALTIME([.O$45];[.$C4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5]=0;&quot;&quot;;COM.FINANCIALS.GETINFO.PYTHON.FINANCIALSIMPL.GETREALTIME([.E$45];[.$C50];[.$B$3]))" office:value-type="float" office:value="-0.0014500022" calcext:value-type="float">
            <text:p>-0.0014500022</text:p>
          </table:table-cell>
          <table:table-cell table:style-name="ce5"/>
          <table:table-cell table:style-name="ce19" table:formula="of:=IF([.G$45]=0;&quot;&quot;;COM.FINANCIALS.GETINFO.PYTHON.FINANCIALSIMPL.GETREALTIME([.G$45];[.$C50];[.$B$3]))" office:value-type="float" office:value="911.19727" calcext:value-type="float">
            <text:p>911.19727</text:p>
          </table:table-cell>
          <table:table-cell table:style-name="Default"/>
          <table:table-cell table:style-name="ce19" table:formula="of:=IF([.I$45]=0;&quot;&quot;;COM.FINANCIALS.GETINFO.PYTHON.FINANCIALSIMPL.GETREALTIME([.I$45];[.$C50];[.$B$3]))" office:value-type="float" office:value="0.030000687" calcext:value-type="float">
            <text:p>0.030000687</text:p>
          </table:table-cell>
          <table:table-cell table:style-name="ce5"/>
          <table:table-cell table:style-name="ce19" table:formula="of:=IF([.K$45]=0;&quot;&quot;;COM.FINANCIALS.GETINFO.PYTHON.FINANCIALSIMPL.GETREALTIME([.K$45];[.$C50];[.$B$3]))" office:value-type="float" office:value="231.36035" calcext:value-type="float">
            <text:p>231.36035</text:p>
          </table:table-cell>
          <table:table-cell table:style-name="ce5"/>
          <table:table-cell table:style-name="ce19" table:formula="of:=IF([.M$45]=0;&quot;&quot;;COM.FINANCIALS.GETINFO.PYTHON.FINANCIALSIMPL.GETREALTIME([.M$45];[.$C50];[.$B$3]))" office:value-type="float" office:value="56.180176" calcext:value-type="float">
            <text:p>56.180176</text:p>
          </table:table-cell>
          <table:table-cell table:style-name="ce5"/>
          <table:table-cell table:style-name="ce19" table:formula="of:=IF([.O$45]=0;&quot;&quot;;COM.FINANCIALS.GETINFO.PYTHON.FINANCIALSIMPL.GETREALTIME([.O$45];[.$C5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5]=0;&quot;&quot;;COM.FINANCIALS.GETINFO.PYTHON.FINANCIALSIMPL.GETREALTIME([.E$45];[.$C51]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G$45]=0;&quot;&quot;;COM.FINANCIALS.GETINFO.PYTHON.FINANCIALSIMPL.GETREALTIME([.G$45];[.$C51];[.$B$3]))" office:value-type="string" office:string-value="2022-12-13" calcext:value-type="string">
            <text:p>2022-12-13</text:p>
          </table:table-cell>
          <table:table-cell table:style-name="Default"/>
          <table:table-cell table:style-name="ce19" table:formula="of:=IF([.I$45]=0;&quot;&quot;;COM.FINANCIALS.GETINFO.PYTHON.FINANCIALSIMPL.GETREALTIME([.I$45];[.$C51];[.$B$3]))" office:value-type="string" office:string-value="2022-12-12" calcext:value-type="string">
            <text:p>2022-12-12</text:p>
          </table:table-cell>
          <table:table-cell table:style-name="ce5"/>
          <table:table-cell table:style-name="ce19" table:formula="of:=IF([.K$45]=0;&quot;&quot;;COM.FINANCIALS.GETINFO.PYTHON.FINANCIALSIMPL.GETREALTIME([.K$45];[.$C51];[.$B$3]))" office:value-type="string" office:string-value="2022-12-13" calcext:value-type="string">
            <text:p>2022-12-13</text:p>
          </table:table-cell>
          <table:table-cell table:style-name="ce5"/>
          <table:table-cell table:style-name="ce19" table:formula="of:=IF([.M$45]=0;&quot;&quot;;COM.FINANCIALS.GETINFO.PYTHON.FINANCIALSIMPL.GETREALTIME([.M$45];[.$C51];[.$B$3]))" office:value-type="string" office:string-value="2022-12-12" calcext:value-type="string">
            <text:p>2022-12-12</text:p>
          </table:table-cell>
          <table:table-cell table:style-name="ce5"/>
          <table:table-cell table:style-name="ce19" table:formula="of:=IF([.O$45]=0;&quot;&quot;;COM.FINANCIALS.GETINFO.PYTHON.FINANCIALSIMPL.GETREALTIME([.O$45];[.$C5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5]=0;&quot;&quot;;COM.FINANCIALS.GETINFO.PYTHON.FINANCIALSIMPL.GETREALTIME([.E$45];[.$C52];[.$B$3]))" office:value-type="string" office:string-value="13:50:41" calcext:value-type="string">
            <text:p>13:50:41</text:p>
          </table:table-cell>
          <table:table-cell table:style-name="ce5"/>
          <table:table-cell table:style-name="ce19" table:formula="of:=IF([.G$45]=0;&quot;&quot;;COM.FINANCIALS.GETINFO.PYTHON.FINANCIALSIMPL.GETREALTIME([.G$45];[.$C52];[.$B$3]))" office:value-type="string" office:string-value="13:49:00" calcext:value-type="string">
            <text:p>13:49:00</text:p>
          </table:table-cell>
          <table:table-cell table:style-name="Default"/>
          <table:table-cell table:style-name="ce19" table:formula="of:=IF([.I$45]=0;&quot;&quot;;COM.FINANCIALS.GETINFO.PYTHON.FINANCIALSIMPL.GETREALTIME([.I$45];[.$C52];[.$B$3]))" office:value-type="string" office:string-value="16:00:04" calcext:value-type="string">
            <text:p>16:00:04</text:p>
          </table:table-cell>
          <table:table-cell table:style-name="ce5"/>
          <table:table-cell table:style-name="ce19" table:formula="of:=IF([.K$45]=0;&quot;&quot;;COM.FINANCIALS.GETINFO.PYTHON.FINANCIALSIMPL.GETREALTIME([.K$45];[.$C52];[.$B$3]))" office:value-type="string" office:string-value="14:35:43" calcext:value-type="string">
            <text:p>14:35:43</text:p>
          </table:table-cell>
          <table:table-cell table:style-name="ce5"/>
          <table:table-cell table:style-name="ce19" table:formula="of:=IF([.M$45]=0;&quot;&quot;;COM.FINANCIALS.GETINFO.PYTHON.FINANCIALSIMPL.GETREALTIME([.M$45];[.$C52];[.$B$3]))" office:value-type="string" office:string-value="17:28:46" calcext:value-type="string">
            <text:p>17:28:46</text:p>
          </table:table-cell>
          <table:table-cell table:style-name="ce5"/>
          <table:table-cell table:style-name="ce19" table:formula="of:=IF([.O$45]=0;&quot;&quot;;COM.FINANCIALS.GETINFO.PYTHON.FINANCIALSIMPL.GETREALTIME([.O$45];[.$C5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5]=0;&quot;&quot;;COM.FINANCIALS.GETINFO.PYTHON.FINANCIALSIMPL.GETREALTIME([.E$45];[.$C53];[.$B$3]))" office:value-type="float" office:value="-0.16885425" calcext:value-type="float">
            <text:p>-0.16885425</text:p>
          </table:table-cell>
          <table:table-cell table:style-name="ce5"/>
          <table:table-cell table:style-name="ce19" table:formula="of:=IF([.G$45]=0;&quot;&quot;;COM.FINANCIALS.GETINFO.PYTHON.FINANCIALSIMPL.GETREALTIME([.G$45];[.$C53];[.$B$3]))" office:value-type="float" office:value="5.3638555" calcext:value-type="float">
            <text:p>5.3638555</text:p>
          </table:table-cell>
          <table:table-cell table:style-name="Default"/>
          <table:table-cell table:style-name="ce19" table:formula="of:=IF([.I$45]=0;&quot;&quot;;COM.FINANCIALS.GETINFO.PYTHON.FINANCIALSIMPL.GETREALTIME([.I$45];[.$C53];[.$B$3]))" office:value-type="float" office:value="0.30030718" calcext:value-type="float">
            <text:p>0.30030718</text:p>
          </table:table-cell>
          <table:table-cell table:style-name="ce5"/>
          <table:table-cell table:style-name="ce19" table:formula="of:=IF([.K$45]=0;&quot;&quot;;COM.FINANCIALS.GETINFO.PYTHON.FINANCIALSIMPL.GETREALTIME([.K$45];[.$C53];[.$B$3]))" office:value-type="float" office:value="1.6171549" calcext:value-type="float">
            <text:p>1.6171549</text:p>
          </table:table-cell>
          <table:table-cell table:style-name="ce5"/>
          <table:table-cell table:style-name="ce19" table:formula="of:=IF([.M$45]=0;&quot;&quot;;COM.FINANCIALS.GETINFO.PYTHON.FINANCIALSIMPL.GETREALTIME([.M$45];[.$C53];[.$B$3]))" office:value-type="float" office:value="1.4279297" calcext:value-type="float">
            <text:p>1.4279297</text:p>
          </table:table-cell>
          <table:table-cell table:style-name="ce5"/>
          <table:table-cell table:style-name="ce19" table:formula="of:=IF([.O$45]=0;&quot;&quot;;COM.FINANCIALS.GETINFO.PYTHON.FINANCIALSIMPL.GETREALTIME([.O$45];[.$C5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5]=0;&quot;&quot;;COM.FINANCIALS.GETINFO.PYTHON.FINANCIALSIMPL.GETREALTIME([.E$45];[.$C54];[.$B$3]))" office:value-type="float" office:value="0.8559" calcext:value-type="float">
            <text:p>0.8559</text:p>
          </table:table-cell>
          <table:table-cell table:style-name="ce5"/>
          <table:table-cell table:style-name="ce19" table:formula="of:=IF([.G$45]=0;&quot;&quot;;COM.FINANCIALS.GETINFO.PYTHON.FINANCIALSIMPL.GETREALTIME([.G$45];[.$C54];[.$B$3]))" office:value-type="float" office:value="17114.375" calcext:value-type="float">
            <text:p>17114.375</text:p>
          </table:table-cell>
          <table:table-cell table:style-name="Default"/>
          <table:table-cell table:style-name="ce19" table:formula="of:=IF([.I$45]=0;&quot;&quot;;COM.FINANCIALS.GETINFO.PYTHON.FINANCIALSIMPL.GETREALTIME([.I$45];[.$C54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K$45]=0;&quot;&quot;;COM.FINANCIALS.GETINFO.PYTHON.FINANCIALSIMPL.GETREALTIME([.K$45];[.$C54];[.$B$3]))" office:value-type="float" office:value="14302.49" calcext:value-type="float">
            <text:p>14302.49</text:p>
          </table:table-cell>
          <table:table-cell table:style-name="ce5"/>
          <table:table-cell table:style-name="ce19" table:formula="of:=IF([.M$45]=0;&quot;&quot;;COM.FINANCIALS.GETINFO.PYTHON.FINANCIALSIMPL.GETREALTIME([.M$45];[.$C54];[.$B$3]))" office:value-type="float" office:value="3935.3" calcext:value-type="float">
            <text:p>3935.3</text:p>
          </table:table-cell>
          <table:table-cell table:style-name="ce5"/>
          <table:table-cell table:style-name="ce19" table:formula="of:=IF([.O$45]=0;&quot;&quot;;COM.FINANCIALS.GETINFO.PYTHON.FINANCIALSIMPL.GETREALTIME([.O$45];[.$C5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5]=0;&quot;&quot;;COM.FINANCIALS.GETINFO.PYTHON.FINANCIALSIMPL.GETREALTIME([.E$45];[.$C55];[.$B$3]))" office:value-type="float" office:value="0.86041" calcext:value-type="float">
            <text:p>0.86041</text:p>
          </table:table-cell>
          <table:table-cell table:style-name="ce5"/>
          <table:table-cell table:style-name="ce19" table:formula="of:=IF([.G$45]=0;&quot;&quot;;COM.FINANCIALS.GETINFO.PYTHON.FINANCIALSIMPL.GETREALTIME([.G$45];[.$C55];[.$B$3]))" office:value-type="float" office:value="17898.922" calcext:value-type="float">
            <text:p>17898.922</text:p>
          </table:table-cell>
          <table:table-cell table:style-name="Default"/>
          <table:table-cell table:style-name="ce19" table:formula="of:=IF([.I$45]=0;&quot;&quot;;COM.FINANCIALS.GETINFO.PYTHON.FINANCIALSIMPL.GETREALTIME([.I$45];[.$C55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5];[.$B$3]))" office:value-type="float" office:value="14631.89" calcext:value-type="float">
            <text:p>14631.89</text:p>
          </table:table-cell>
          <table:table-cell table:style-name="ce5"/>
          <table:table-cell table:style-name="ce19" table:formula="of:=IF([.M$45]=0;&quot;&quot;;COM.FINANCIALS.GETINFO.PYTHON.FINANCIALSIMPL.GETREALTIME([.M$45];[.$C55];[.$B$3]))" office:value-type="float" office:value="3990.71" calcext:value-type="float">
            <text:p>3990.71</text:p>
          </table:table-cell>
          <table:table-cell table:style-name="ce5"/>
          <table:table-cell table:style-name="ce19" table:formula="of:=IF([.O$45]=0;&quot;&quot;;COM.FINANCIALS.GETINFO.PYTHON.FINANCIALSIMPL.GETREALTIME([.O$45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5]=0;&quot;&quot;;COM.FINANCIALS.GETINFO.PYTHON.FINANCIALSIMPL.GETREALTIME([.E$45];[.$C56];[.$B$3]))" office:value-type="float" office:value="0.85728" calcext:value-type="float">
            <text:p>0.85728</text:p>
          </table:table-cell>
          <table:table-cell table:style-name="ce5"/>
          <table:table-cell table:style-name="ce19" table:formula="of:=IF([.G$45]=0;&quot;&quot;;COM.FINANCIALS.GETINFO.PYTHON.FINANCIALSIMPL.GETREALTIME([.G$45];[.$C56];[.$B$3]))" office:value-type="float" office:value="17898.922" calcext:value-type="float">
            <text:p>17898.922</text:p>
          </table:table-cell>
          <table:table-cell table:style-name="Default"/>
          <table:table-cell table:style-name="ce19" table:formula="of:=IF([.I$45]=0;&quot;&quot;;COM.FINANCIALS.GETINFO.PYTHON.FINANCIALSIMPL.GETREALTIME([.I$45];[.$C56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6];[.$B$3]))" office:value-type="float" office:value="14537.99" calcext:value-type="float">
            <text:p>14537.99</text:p>
          </table:table-cell>
          <table:table-cell table:style-name="ce5"/>
          <table:table-cell table:style-name="ce19" table:formula="of:=IF([.M$45]=0;&quot;&quot;;COM.FINANCIALS.GETINFO.PYTHON.FINANCIALSIMPL.GETREALTIME([.M$45];[.$C56];[.$B$3]))" office:value-type="float" office:value="3990.56" calcext:value-type="float">
            <text:p>3990.56</text:p>
          </table:table-cell>
          <table:table-cell table:style-name="ce5"/>
          <table:table-cell table:style-name="ce19" table:formula="of:=IF([.O$45]=0;&quot;&quot;;COM.FINANCIALS.GETINFO.PYTHON.FINANCIALSIMPL.GETREALTIME([.O$45];[.$C5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5]=0;&quot;&quot;;COM.FINANCIALS.GETINFO.PYTHON.FINANCIALSIMPL.GETREALTIME([.E$45];[.$C57];[.$B$3]))" office:value-type="float" office:value="0.85724" calcext:value-type="float">
            <text:p>0.85724</text:p>
          </table:table-cell>
          <table:table-cell table:style-name="ce5"/>
          <table:table-cell table:style-name="ce19" table:formula="of:=IF([.G$45]=0;&quot;&quot;;COM.FINANCIALS.GETINFO.PYTHON.FINANCIALSIMPL.GETREALTIME([.G$45];[.$C57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57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K$45]=0;&quot;&quot;;COM.FINANCIALS.GETINFO.PYTHON.FINANCIALSIMPL.GETREALTIME([.K$45];[.$C57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57];[.$B$3]))" office:value-type="float" office:value="4033.63" calcext:value-type="float">
            <text:p>4033.63</text:p>
          </table:table-cell>
          <table:table-cell table:style-name="ce5"/>
          <table:table-cell table:style-name="ce19" table:formula="of:=IF([.O$45]=0;&quot;&quot;;COM.FINANCIALS.GETINFO.PYTHON.FINANCIALSIMPL.GETREALTIME([.O$45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5]=0;&quot;&quot;;COM.FINANCIALS.GETINFO.PYTHON.FINANCIALSIMPL.GETREALTIME([.E$45];[.$C58];[.$B$3]))" office:value-type="float" office:value="0.92358" calcext:value-type="float">
            <text:p>0.92358</text:p>
          </table:table-cell>
          <table:table-cell table:style-name="ce5"/>
          <table:table-cell table:style-name="ce19" table:formula="of:=IF([.G$45]=0;&quot;&quot;;COM.FINANCIALS.GETINFO.PYTHON.FINANCIALSIMPL.GETREALTIME([.G$45];[.$C58];[.$B$3]))" office:value-type="float" office:value="51956.33" calcext:value-type="float">
            <text:p>51956.33</text:p>
          </table:table-cell>
          <table:table-cell table:style-name="Default"/>
          <table:table-cell table:style-name="ce19" table:formula="of:=IF([.I$45]=0;&quot;&quot;;COM.FINANCIALS.GETINFO.PYTHON.FINANCIALSIMPL.GETREALTIME([.I$45];[.$C58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8];[.$B$3]))" office:value-type="float" office:value="16285.35" calcext:value-type="float">
            <text:p>16285.35</text:p>
          </table:table-cell>
          <table:table-cell table:style-name="ce5"/>
          <table:table-cell table:style-name="ce19" table:formula="of:=IF([.M$45]=0;&quot;&quot;;COM.FINANCIALS.GETINFO.PYTHON.FINANCIALSIMPL.GETREALTIME([.M$45];[.$C58];[.$B$3]))" office:value-type="float" office:value="4818.62" calcext:value-type="float">
            <text:p>4818.62</text:p>
          </table:table-cell>
          <table:table-cell table:style-name="ce5"/>
          <table:table-cell table:style-name="ce19" table:formula="of:=IF([.O$45]=0;&quot;&quot;;COM.FINANCIALS.GETINFO.PYTHON.FINANCIALSIMPL.GETREALTIME([.O$45];[.$C5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5]=0;&quot;&quot;;COM.FINANCIALS.GETINFO.PYTHON.FINANCIALSIMPL.GETREALTIME([.E$45];[.$C59];[.$B$3]))" office:value-type="float" office:value="0.85725" calcext:value-type="float">
            <text:p>0.85725</text:p>
          </table:table-cell>
          <table:table-cell table:style-name="ce5"/>
          <table:table-cell table:style-name="ce19" table:formula="of:=IF([.G$45]=0;&quot;&quot;;COM.FINANCIALS.GETINFO.PYTHON.FINANCIALSIMPL.GETREALTIME([.G$45];[.$C59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5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59];[.$B$3]))" office:value-type="float" office:value="4133.99" calcext:value-type="float">
            <text:p>4133.99</text:p>
          </table:table-cell>
          <table:table-cell table:style-name="ce5"/>
          <table:table-cell table:style-name="ce19" table:formula="of:=IF([.O$45]=0;&quot;&quot;;COM.FINANCIALS.GETINFO.PYTHON.FINANCIALSIMPL.GETREALTIME([.O$45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5]=0;&quot;&quot;;COM.FINANCIALS.GETINFO.PYTHON.FINANCIALSIMPL.GETREALTIME([.E$45];[.$C60];[.$B$3]))" office:value-type="float" office:value="0.82036" calcext:value-type="float">
            <text:p>0.82036</text:p>
          </table:table-cell>
          <table:table-cell table:style-name="ce5"/>
          <table:table-cell table:style-name="ce19" table:formula="of:=IF([.G$45]=0;&quot;&quot;;COM.FINANCIALS.GETINFO.PYTHON.FINANCIALSIMPL.GETREALTIME([.G$45];[.$C60];[.$B$3]))" office:value-type="float" office:value="15599.047" calcext:value-type="float">
            <text:p>15599.047</text:p>
          </table:table-cell>
          <table:table-cell table:style-name="Default"/>
          <table:table-cell table:style-name="ce19" table:formula="of:=IF([.I$45]=0;&quot;&quot;;COM.FINANCIALS.GETINFO.PYTHON.FINANCIALSIMPL.GETREALTIME([.I$45];[.$C60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K$45]=0;&quot;&quot;;COM.FINANCIALS.GETINFO.PYTHON.FINANCIALSIMPL.GETREALTIME([.K$45];[.$C60];[.$B$3]))" office:value-type="float" office:value="11862.84" calcext:value-type="float">
            <text:p>11862.84</text:p>
          </table:table-cell>
          <table:table-cell table:style-name="ce5"/>
          <table:table-cell table:style-name="ce19" table:formula="of:=IF([.M$45]=0;&quot;&quot;;COM.FINANCIALS.GETINFO.PYTHON.FINANCIALSIMPL.GETREALTIME([.M$45];[.$C60];[.$B$3]))" office:value-type="float" office:value="3491.58" calcext:value-type="float">
            <text:p>3491.58</text:p>
          </table:table-cell>
          <table:table-cell table:style-name="ce5"/>
          <table:table-cell table:style-name="ce19" table:formula="of:=IF([.O$45]=0;&quot;&quot;;COM.FINANCIALS.GETINFO.PYTHON.FINANCIALSIMPL.GETREALTIME([.O$45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5]=0;&quot;&quot;;COM.FINANCIALS.GETINFO.PYTHON.FINANCIALSIMPL.GETREALTIME([.E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1];[.$B$3]))" office:value-type="float" office:value="344241668096" calcext:value-type="float">
            <text:p>344241668096</text:p>
          </table:table-cell>
          <table:table-cell table:style-name="Default"/>
          <table:table-cell table:style-name="ce19" table:formula="of:=IF([.I$45]=0;&quot;&quot;;COM.FINANCIALS.GETINFO.PYTHON.FINANCIALSIMPL.GETREALTIME([.I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O$45]=0;&quot;&quot;;COM.FINANCIALS.GETINFO.PYTHON.FINANCIALSIMPL.GETREALTIME([.O$45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5]=0;&quot;&quot;;COM.FINANCIALS.GETINFO.PYTHON.FINANCIALSIMPL.GETREALTIME([.E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2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62];[.$B$3]))" office:value-type="float" office:value="800" calcext:value-type="float">
            <text:p>800</text:p>
          </table:table-cell>
          <table:table-cell table:style-name="ce5"/>
          <table:table-cell table:style-name="ce19" table:formula="of:=IF([.K$45]=0;&quot;&quot;;COM.FINANCIALS.GETINFO.PYTHON.FINANCIALSIMPL.GETREALTIME([.K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O$45]=0;&quot;&quot;;COM.FINANCIALS.GETINFO.PYTHON.FINANCIALSIMPL.GETREALTIME([.O$45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5]=0;&quot;&quot;;COM.FINANCIALS.GETINFO.PYTHON.FINANCIALSIMPL.GETREALTIME([.E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3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63];[.$B$3]))" office:value-type="float" office:value="800" calcext:value-type="float">
            <text:p>800</text:p>
          </table:table-cell>
          <table:table-cell table:style-name="ce5"/>
          <table:table-cell table:style-name="ce19" table:formula="of:=IF([.K$45]=0;&quot;&quot;;COM.FINANCIALS.GETINFO.PYTHON.FINANCIALSIMPL.GETREALTIME([.K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O$45]=0;&quot;&quot;;COM.FINANCIALS.GETINFO.PYTHON.FINANCIALSIMPL.GETREALTIME([.O$45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5]=0;&quot;&quot;;COM.FINANCIALS.GETINFO.PYTHON.FINANCIALSIMPL.GETREALTIME([.E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4];[.$B$3]))" office:value-type="float" office:value="24028966912" calcext:value-type="float">
            <text:p>24028966912</text:p>
          </table:table-cell>
          <table:table-cell table:style-name="Default"/>
          <table:table-cell table:style-name="ce19" table:formula="of:=IF([.I$45]=0;&quot;&quot;;COM.FINANCIALS.GETINFO.PYTHON.FINANCIALSIMPL.GETREALTIME([.I$45];[.$C64];[.$B$3]))" office:value-type="float" office:value="901964" calcext:value-type="float">
            <text:p>901964</text:p>
          </table:table-cell>
          <table:table-cell table:style-name="ce5"/>
          <table:table-cell table:style-name="ce19" table:formula="of:=IF([.K$45]=0;&quot;&quot;;COM.FINANCIALS.GETINFO.PYTHON.FINANCIALSIMPL.GETREALTIME([.K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4];[.$B$3]))" office:value-type="float" office:value="2285904000" calcext:value-type="float">
            <text:p>2285904000</text:p>
          </table:table-cell>
          <table:table-cell table:style-name="ce5"/>
          <table:table-cell table:style-name="ce19" table:formula="of:=IF([.O$45]=0;&quot;&quot;;COM.FINANCIALS.GETINFO.PYTHON.FINANCIALSIMPL.GETREALTIME([.O$45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5]=0;&quot;&quot;;COM.FINANCIALS.GETINFO.PYTHON.FINANCIALSIMPL.GETREALTIME([.E$45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5];[.$B$3]))" office:value-type="float" office:value="34013709691" calcext:value-type="float">
            <text:p>34013709691</text:p>
          </table:table-cell>
          <table:table-cell table:style-name="Default"/>
          <table:table-cell table:style-name="ce19" table:formula="of:=IF([.I$45]=0;&quot;&quot;;COM.FINANCIALS.GETINFO.PYTHON.FINANCIALSIMPL.GETREALTIME([.I$45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5];[.$B$3]))" office:value-type="float" office:value="67197395" calcext:value-type="float">
            <text:p>67197395</text:p>
          </table:table-cell>
          <table:table-cell table:style-name="ce5"/>
          <table:table-cell table:style-name="ce19" table:formula="of:=IF([.M$45]=0;&quot;&quot;;COM.FINANCIALS.GETINFO.PYTHON.FINANCIALSIMPL.GETREALTIME([.M$45];[.$C65];[.$B$3]))" office:value-type="float" office:value="4509518730" calcext:value-type="float">
            <text:p>4509518730</text:p>
          </table:table-cell>
          <table:table-cell table:style-name="ce5"/>
          <table:table-cell table:style-name="ce19" table:formula="of:=IF([.O$45]=0;&quot;&quot;;COM.FINANCIALS.GETINFO.PYTHON.FINANCIALSIMPL.GETREALTIME([.O$45];[.$C6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5]=0;&quot;&quot;;COM.FINANCIALS.GETINFO.PYTHON.FINANCIALSIMPL.GETREALTIME([.E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6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O$45]=0;&quot;&quot;;COM.FINANCIALS.GETINFO.PYTHON.FINANCIALSIMPL.GETREALTIME([.O$45];[.$C6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5]=0;&quot;&quot;;COM.FINANCIALS.GETINFO.PYTHON.FINANCIALSIMPL.GETREALTIME([.E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7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67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7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5]=0;&quot;&quot;;COM.FINANCIALS.GETINFO.PYTHON.FINANCIALSIMPL.GETREALTIME([.E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8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O$45]=0;&quot;&quot;;COM.FINANCIALS.GETINFO.PYTHON.FINANCIALSIMPL.GETREALTIME([.O$45];[.$C68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5]=0;&quot;&quot;;COM.FINANCIALS.GETINFO.PYTHON.FINANCIALSIMPL.GETREALTIME([.E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G$45]=0;&quot;&quot;;COM.FINANCIALS.GETINFO.PYTHON.FINANCIALSIMPL.GETREALTIME([.G$45];[.$C69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K$45]=0;&quot;&quot;;COM.FINANCIALS.GETINFO.PYTHON.FINANCIALSIMPL.GETREALTIME([.K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M$45]=0;&quot;&quot;;COM.FINANCIALS.GETINFO.PYTHON.FINANCIALSIMPL.GETREALTIME([.M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O$45]=0;&quot;&quot;;COM.FINANCIALS.GETINFO.PYTHON.FINANCIALSIMPL.GETREALTIME([.O$45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5]=0;&quot;&quot;;COM.FINANCIALS.GETINFO.PYTHON.FINANCIALSIMPL.GETREALTIME([.E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G$45]=0;&quot;&quot;;COM.FINANCIALS.GETINFO.PYTHON.FINANCIALSIMPL.GETREALTIME([.G$45];[.$C70];[.$B$3]))" office:value-type="float" office:value="0" calcext:value-type="float">
            <text:p>0.0000</text:p>
          </table:table-cell>
          <table:table-cell table:style-name="Default"/>
          <table:table-cell table:style-name="ce63" table:formula="of:=IF([.I$45]=0;&quot;&quot;;COM.FINANCIALS.GETINFO.PYTHON.FINANCIALSIMPL.GETREALTIME([.I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K$45]=0;&quot;&quot;;COM.FINANCIALS.GETINFO.PYTHON.FINANCIALSIMPL.GETREALTIME([.K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M$45]=0;&quot;&quot;;COM.FINANCIALS.GETINFO.PYTHON.FINANCIALSIMPL.GETREALTIME([.M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O$45]=0;&quot;&quot;;COM.FINANCIALS.GETINFO.PYTHON.FINANCIALSIMPL.GETREALTIME([.O$45];[.$C70];[.$B$3]))" office:value-type="string" office:string-value="" calcext:value-type="error">
            <text:p>#N/A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5]=0;&quot;&quot;;COM.FINANCIALS.GETINFO.PYTHON.FINANCIALSIMPL.GETREALTIME([.S$45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5]=0;&quot;&quot;;COM.FINANCIALS.GETINFO.PYTHON.FINANCIALSIMPL.GETREALTIME([.E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5]=0;&quot;&quot;;COM.FINANCIALS.GETINFO.PYTHON.FINANCIALSIMPL.GETREALTIME([.M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5]=0;&quot;&quot;;COM.FINANCIALS.GETINFO.PYTHON.FINANCIALSIMPL.GETREALTIME([.O$45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5]=0;&quot;&quot;;COM.FINANCIALS.GETINFO.PYTHON.FINANCIALSIMPL.GETREALTIME([.E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72];[.$B$3]))" office:value-type="float" office:value="0" calcext:value-type="float">
            <text:p>0</text:p>
          </table:table-cell>
          <table:table-cell table:style-name="Default"/>
          <table:table-cell table:style-name="ce19" table:formula="of:=IF([.I$45]=0;&quot;&quot;;COM.FINANCIALS.GETINFO.PYTHON.FINANCIALSIMPL.GETREALTIME([.I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O$45]=0;&quot;&quot;;COM.FINANCIALS.GETINFO.PYTHON.FINANCIALSIMPL.GETREALTIME([.O$45];[.$C72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5]=0;&quot;&quot;;COM.FINANCIALS.GETINFO.PYTHON.FINANCIALSIMPL.GETREALTIME([.E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3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5]=0;&quot;&quot;;COM.FINANCIALS.GETINFO.PYTHON.FINANCIALSIMPL.GETREALTIME([.M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5]=0;&quot;&quot;;COM.FINANCIALS.GETINFO.PYTHON.FINANCIALSIMPL.GETREALTIME([.O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5]=0;&quot;&quot;;COM.FINANCIALS.GETINFO.PYTHON.FINANCIALSIMPL.GETREALTIME([.E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7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5]=0;&quot;&quot;;COM.FINANCIALS.GETINFO.PYTHON.FINANCIALSIMPL.GETREALTIME([.E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5]=0;&quot;&quot;;COM.FINANCIALS.GETINFO.PYTHON.FINANCIALSIMPL.GETREALTIME([.E$45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5]=0;&quot;&quot;;COM.FINANCIALS.GETINFO.PYTHON.FINANCIALSIMPL.GETREALTIME([.G$45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5]=0;&quot;&quot;;COM.FINANCIALS.GETINFO.PYTHON.FINANCIALSIMPL.GETREALTIME([.I$45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5]=0;&quot;&quot;;COM.FINANCIALS.GETINFO.PYTHON.FINANCIALSIMPL.GETREALTIME([.K$45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5]=0;&quot;&quot;;COM.FINANCIALS.GETINFO.PYTHON.FINANCIALSIMPL.GETREALTIME([.M$45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5]=0;&quot;&quot;;COM.FINANCIALS.GETINFO.PYTHON.FINANCIALSIMPL.GETREALTIME([.O$45];[.$C7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5]=0;&quot;&quot;;COM.FINANCIALS.GETINFO.PYTHON.FINANCIALSIMPL.GETREALTIME([.E$45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5]=0;&quot;&quot;;COM.FINANCIALS.GETINFO.PYTHON.FINANCIALSIMPL.GETREALTIME([.G$45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5]=0;&quot;&quot;;COM.FINANCIALS.GETINFO.PYTHON.FINANCIALSIMPL.GETREALTIME([.I$45];[.$C77];[.$B$3]))" office:value-type="string" office:string-value="NGM" calcext:value-type="string">
            <text:p>NGM</text:p>
          </table:table-cell>
          <table:table-cell table:style-name="ce5"/>
          <table:table-cell table:style-name="ce19" table:formula="of:=IF([.K$45]=0;&quot;&quot;;COM.FINANCIALS.GETINFO.PYTHON.FINANCIALSIMPL.GETREALTIME([.K$45];[.$C77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M$45]=0;&quot;&quot;;COM.FINANCIALS.GETINFO.PYTHON.FINANCIALSIMPL.GETREALTIME([.M$45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5]=0;&quot;&quot;;COM.FINANCIALS.GETINFO.PYTHON.FINANCIALSIMPL.GETREALTIME([.O$45];[.$C7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5]=0;&quot;&quot;;COM.FINANCIALS.GETINFO.PYTHON.FINANCIALSIMPL.GETREALTIME([.E$45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5]=0;&quot;&quot;;COM.FINANCIALS.GETINFO.PYTHON.FINANCIALSIMPL.GETREALTIME([.G$45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5]=0;&quot;&quot;;COM.FINANCIALS.GETINFO.PYTHON.FINANCIALSIMPL.GETREALTIME([.I$45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5]=0;&quot;&quot;;COM.FINANCIALS.GETINFO.PYTHON.FINANCIALSIMPL.GETREALTIME([.K$45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5]=0;&quot;&quot;;COM.FINANCIALS.GETINFO.PYTHON.FINANCIALSIMPL.GETREALTIME([.M$45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5]=0;&quot;&quot;;COM.FINANCIALS.GETINFO.PYTHON.FINANCIALSIMPL.GETREALTIME([.O$45];[.$C7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5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5]=0;&quot;&quot;;COM.FINANCIALS.GETINFO.PYTHON.FINANCIALSIMPL.GETREALTIME([.E$45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5]=0;&quot;&quot;;COM.FINANCIALS.GETINFO.PYTHON.FINANCIALSIMPL.GETREALTIME([.G$45];[.$C79];[.$B$3]))" office:value-type="string" office:string-value="Bitcoin USD" calcext:value-type="string">
            <text:p>Bitcoin USD</text:p>
          </table:table-cell>
          <table:table-cell table:style-name="Default"/>
          <table:table-cell table:style-name="ce28" table:formula="of:=IF([.I$45]=0;&quot;&quot;;COM.FINANCIALS.GETINFO.PYTHON.FINANCIALSIMPL.GETREALTIME([.I$45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K$45]=0;&quot;&quot;;COM.FINANCIALS.GETINFO.PYTHON.FINANCIALSIMPL.GETREALTIME([.K$45];[.$C79];[.$B$3]))" office:value-type="string" office:string-value="DAX PERFORMANCE-INDEX" calcext:value-type="string">
            <text:p>DAX PERFORMANCE-INDEX</text:p>
          </table:table-cell>
          <table:table-cell table:style-name="ce36"/>
          <table:table-cell table:style-name="ce28" table:formula="of:=IF([.M$45]=0;&quot;&quot;;COM.FINANCIALS.GETINFO.PYTHON.FINANCIALSIMPL.GETREALTIME([.M$45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 table:formula="of:=IF([.O$45]=0;&quot;&quot;;COM.FINANCIALS.GETINFO.PYTHON.FINANCIALSIMPL.GETREALTIME([.O$45];[.$C79];[.$B$3]))" office:value-type="string" office:string-value="" calcext:value-type="error">
            <text:p>#N/A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5]=0;&quot;&quot;;COM.FINANCIALS.GETINFO.PYTHON.FINANCIALSIMPL.GETREALTIME([.S$45];[.$C7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5]=0;&quot;&quot;;COM.FINANCIALS.GETINFO.PYTHON.FINANCIALSIMPL.GETREALTIME([.E$45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5]=0;&quot;&quot;;COM.FINANCIALS.GETINFO.PYTHON.FINANCIALSIMPL.GETREALTIME([.G$45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5]=0;&quot;&quot;;COM.FINANCIALS.GETINFO.PYTHON.FINANCIALSIMPL.GETREALTIME([.I$45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K$45]=0;&quot;&quot;;COM.FINANCIALS.GETINFO.PYTHON.FINANCIALSIMPL.GETREALTIME([.K$45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45]=0;&quot;&quot;;COM.FINANCIALS.GETINFO.PYTHON.FINANCIALSIMPL.GETREALTIME([.M$45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O$45]=0;&quot;&quot;;COM.FINANCIALS.GETINFO.PYTHON.FINANCIALSIMPL.GETREALTIME([.O$45];[.$C8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8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40119C00120000&quot;;Identifiers; [.$C$3];0)" office:value-type="string" office:string-value="IBM240119C00120000" calcext:value-type="string">
            <text:p>IBM240119C0012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2-12-09" calcext:value-type="string">
            <text:p>2022-12-09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14:48:28" calcext:value-type="string">
            <text:p>14:48:2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3]=0;&quot;&quot;;COM.FINANCIALS.GETINFO.PYTHON.FINANCIALSIMPL.GETREALTIME([.E$83];[.$B104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2024-01-19" calcext:value-type="string">
            <text:p>2024-01-19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IBM240119C00120000" calcext:value-type="string">
            <text:p>IBM240119C00120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8];[.$B$3]))" office:value-type="string" office:string-value="OPR" calcext:value-type="string">
            <text:p>OP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USD" calcext:value-type="string">
            <text:p>USD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3]=0;&quot;&quot;;COM.FINANCIALS.GETINFO.PYTHON.FINANCIALSIMPL.GETREALTIME([.E$83];[.$B110];[.$B$3]))" office:value-type="string" office:string-value="IBM Jan 2024 120.000 call" calcext:value-type="string">
            <text:p>IBM Jan 2024 120.000 call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11];[.$B$3]))" office:value-type="string" office:string-value="America/New_York" calcext:value-type="string">
            <text:p>America/New_Yor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44 'Realtime Examples'.A81:'Realtime Examples'.AMJ1048576 'Realtime Examples'.A45:'Realtime Examples'.G80 'Realtime Examples'.I45:'Realtime Examples'.AMJ80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69"/>
        <table:table-column table:style-name="co7" table:default-cell-style-name="ce69"/>
        <table:table-column table:style-name="co6" table:default-cell-style-name="ce69"/>
        <table:table-column table:style-name="co8" table:number-columns-repeated="2" table:default-cell-style-name="ce69"/>
        <table:table-column table:style-name="co3" table:number-columns-repeated="59" table:default-cell-style-name="ce69"/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Source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1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Identifier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GOOGLE</text:p>
          </table:table-cell>
          <table:table-cell table:style-name="ce71" office:value-type="string" calcext:value-type="string">
            <text:p>YAHOO</text:p>
          </table:table-cell>
          <table:table-cell table:style-name="ce71" office:value-type="string" calcext:value-type="string">
            <text:p>FT</text:p>
          </table:table-cell>
          <table:table-cell table:style-name="ce71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72" table:number-columns-repeated="5"/>
          <table:table-cell table:number-columns-repeated="59"/>
        </table:table-row>
        <table:table-row table:style-name="ro1">
          <table:table-cell table:style-name="ce72" office:value-type="string" calcext:value-type="string">
            <text:p>EURGBP</text:p>
          </table:table-cell>
          <table:table-cell table:style-name="ce72"/>
          <table:table-cell table:style-name="ce72" office:value-type="string" calcext:value-type="string">
            <text:p>EURGBP=X</text:p>
          </table:table-cell>
          <table:table-cell table:style-name="ce72" office:value-type="string" calcext:value-type="string">
            <text:p>EURGBP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table:number-columns-repeated="5"/>
          <table:table-cell table:number-columns-repeated="59"/>
        </table:table-row>
        <table:table-row table:style-name="ro1">
          <table:table-cell table:style-name="ce72" office:value-type="string" calcext:value-type="string">
            <text:p>SAP</text:p>
          </table:table-cell>
          <table:table-cell table:style-name="ce72" office:value-type="string" calcext:value-type="string">
            <text:p>ETR:SAP</text:p>
          </table:table-cell>
          <table:table-cell table:style-name="ce72" office:value-type="string" calcext:value-type="string">
            <text:p>SAP.DE</text:p>
          </table:table-cell>
          <table:table-cell table:style-name="ce72" office:value-type="string" calcext:value-type="string">
            <text:p>SAPX:GER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C060</text:p>
          </table:table-cell>
          <table:table-cell table:style-name="ce72" office:value-type="string" calcext:value-type="string">
            <text:p>FRA:C060</text:p>
          </table:table-cell>
          <table:table-cell table:style-name="ce72" office:value-type="string" calcext:value-type="string">
            <text:p>C060.DE</text:p>
          </table:table-cell>
          <table:table-cell table:style-name="ce72" office:value-type="string" calcext:value-type="string">
            <text:p>C060:GER:EUR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VERX</text:p>
          </table:table-cell>
          <table:table-cell table:style-name="ce72" office:value-type="string" calcext:value-type="string">
            <text:p>LON:VERX</text:p>
          </table:table-cell>
          <table:table-cell table:style-name="ce72" office:value-type="string" calcext:value-type="string">
            <text:p>VERX.L</text:p>
          </table:table-cell>
          <table:table-cell table:style-name="ce72" office:value-type="string" calcext:value-type="string">
            <text:p>VERX:LSE:GBP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VOD</text:p>
          </table:table-cell>
          <table:table-cell table:style-name="ce72" office:value-type="string" calcext:value-type="string">
            <text:p>LON:VOD</text:p>
          </table:table-cell>
          <table:table-cell table:style-name="ce72" office:value-type="string" calcext:value-type="string">
            <text:p>VOD.L</text:p>
          </table:table-cell>
          <table:table-cell table:style-name="ce72" office:value-type="string" calcext:value-type="string">
            <text:p>VOD:LSE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VFIAX</text:p>
          </table:table-cell>
          <table:table-cell table:style-name="ce72" office:value-type="string" calcext:value-type="string">
            <text:p>MUTF:VFIAX</text:p>
          </table:table-cell>
          <table:table-cell table:number-columns-repeated="2" table:style-name="ce72" office:value-type="string" calcext:value-type="string">
            <text:p>VFIAX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NASDAQ:INTC</text:p>
          </table:table-cell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INTC:NSQ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NYSE:IBM</text:p>
          </table:table-cell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IBM:NYQ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float" office:value="6503" calcext:value-type="float">
            <text:p>6503</text:p>
          </table:table-cell>
          <table:table-cell table:style-name="ce72" office:value-type="string" calcext:value-type="string">
            <text:p>TYO:6503</text:p>
          </table:table-cell>
          <table:table-cell table:style-name="ce72" office:value-type="string" calcext:value-type="string">
            <text:p>6503.T</text:p>
          </table:table-cell>
          <table:table-cell table:style-name="ce72" office:value-type="string" calcext:value-type="string">
            <text:p>6503:TYO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DELT</text:p>
          </table:table-cell>
          <table:table-cell table:style-name="ce72" office:value-type="string" calcext:value-type="string">
            <text:p>TLV:DELT</text:p>
          </table:table-cell>
          <table:table-cell table:style-name="ce72" office:value-type="string" calcext:value-type="string">
            <text:p>DELT.TA</text:p>
          </table:table-cell>
          <table:table-cell table:style-name="ce72" office:value-type="string" calcext:value-type="string">
            <text:p>DELT:TLV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IBM240119C00120000</text:p>
          </table:table-cell>
          <table:table-cell table:style-name="ce72"/>
          <table:table-cell table:style-name="ce72" office:value-type="string" calcext:value-type="string">
            <text:p>IBM240119C00120000</text:p>
          </table:table-cell>
          <table:table-cell table:style-name="ce72" table:number-columns-repeated="2"/>
          <table:table-cell table:number-columns-repeated="59"/>
        </table:table-row>
        <table:table-row table:style-name="ro1">
          <table:table-cell table:style-name="ce72" office:value-type="string" calcext:value-type="string">
            <text:p>ZVZZT</text:p>
          </table:table-cell>
          <table:table-cell table:style-name="ce72"/>
          <table:table-cell table:style-name="ce72" office:value-type="string" calcext:value-type="string">
            <text:p>ZVZZT</text:p>
          </table:table-cell>
          <table:table-cell table:style-name="ce72" table:number-columns-repeated="2"/>
          <table:table-cell table:number-columns-repeated="59"/>
        </table:table-row>
        <table:table-row table:style-name="ro1">
          <table:table-cell table:style-name="ce72" office:value-type="string" calcext:value-type="string">
            <text:p>BTC-USD</text:p>
          </table:table-cell>
          <table:table-cell table:style-name="ce72"/>
          <table:table-cell table:style-name="ce72" office:value-type="string" calcext:value-type="string">
            <text:p>BTC-USD</text:p>
          </table:table-cell>
          <table:table-cell table:style-name="ce72"/>
          <table:table-cell table:style-name="ce72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72" table:number-columns-repeated="5"/>
          <table:table-cell table:number-columns-repeated="59"/>
        </table:table-row>
        <table:table-row table:style-name="ro1">
          <table:table-cell table:style-name="ce72" office:value-type="string" calcext:value-type="string">
            <text:p>DAX</text:p>
          </table:table-cell>
          <table:table-cell table:style-name="ce72" office:value-type="string" calcext:value-type="string">
            <text:p>INDEXDB:DAX</text:p>
          </table:table-cell>
          <table:table-cell table:style-name="ce72" office:value-type="string" calcext:value-type="string">
            <text:p>^GDAXI</text:p>
          </table:table-cell>
          <table:table-cell table:style-name="ce72" office:value-type="string" calcext:value-type="string">
            <text:p>DAXX:GER</text:p>
          </table:table-cell>
          <table:table-cell table:style-name="ce72"/>
          <table:table-cell table:number-columns-repeated="59"/>
        </table:table-row>
        <table:table-row table:style-name="ro1">
          <table:table-cell table:style-name="ce72" office:value-type="string" calcext:value-type="string">
            <text:p>INX</text:p>
          </table:table-cell>
          <table:table-cell table:style-name="ce72" office:value-type="string" calcext:value-type="string">
            <text:p>INDEXSP:.INX</text:p>
          </table:table-cell>
          <table:table-cell table:style-name="ce72" office:value-type="string" calcext:value-type="string">
            <text:p>^GSPC</text:p>
          </table:table-cell>
          <table:table-cell table:style-name="ce72" office:value-type="string" calcext:value-type="string">
            <text:p>INX:IOM</text:p>
          </table:table-cell>
          <table:table-cell table:style-name="ce72"/>
          <table:table-cell table:number-columns-repeated="59"/>
        </table:table-row>
        <table:table-row table:style-name="ro1" table:number-rows-repeated="15">
          <table:table-cell table:style-name="ce72" table:number-columns-repeated="5"/>
          <table:table-cell table:number-columns-repeated="59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3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3" table:number-columns-repeated="51" table:default-cell-style-name="ce97"/>
        <table:table-row table:style-name="ro1">
          <table:table-cell table:number-columns-repeated="4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1" office:value-type="string" calcext:value-type="string">
            <text:p>AAPL</text:p>
          </table:table-cell>
          <table:table-cell table:style-name="ce100"/>
          <table:table-cell table:style-name="ce111" office:value-type="string" calcext:value-type="string">
            <text:p>TQQQ</text:p>
          </table:table-cell>
          <table:table-cell table:style-name="ce100"/>
          <table:table-cell table:style-name="ce111" office:value-type="string" calcext:value-type="string">
            <text:p>VOD.L</text:p>
          </table:table-cell>
          <table:table-cell table:style-name="ce100"/>
          <table:table-cell table:style-name="ce111" office:value-type="string" calcext:value-type="string">
            <text:p>SAP.DE</text:p>
          </table:table-cell>
          <table:table-cell table:style-name="ce100"/>
          <table:table-cell table:style-name="ce111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Field</text:p>
          </table:table-cell>
          <table:table-cell table:style-name="ce100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0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110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110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0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0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0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110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110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0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0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0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110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110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0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0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0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0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0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0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0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0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110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0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0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0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0" table:formula="of:=COM.FINANCIALS.GETINFO.PYTHON.FINANCIALSIMPL.GETHISTORIC([.E$2];[.$C12];[.E$4];[.E$3])" office:value-type="float" office:value="40.230194" calcext:value-type="float">
            <text:p>40.230194</text:p>
          </table:table-cell>
          <table:table-cell/>
          <table:table-cell table:style-name="ce110" table:formula="of:=COM.FINANCIALS.GETINFO.PYTHON.FINANCIALSIMPL.GETHISTORIC([.G$2];[.$C12];[.G$4];[.G$3])" office:value-type="float" office:value="11.536138" calcext:value-type="float">
            <text:p>11.536138</text:p>
          </table:table-cell>
          <table:table-cell/>
          <table:table-cell table:style-name="ce110" table:formula="of:=COM.FINANCIALS.GETINFO.PYTHON.FINANCIALSIMPL.GETHISTORIC([.I$2];[.$C12];[.I$4];[.I$3])" office:value-type="float" office:value="163.130157" calcext:value-type="float">
            <text:p>163.130157</text:p>
          </table:table-cell>
          <table:table-cell/>
          <table:table-cell table:style-name="ce110" table:formula="of:=COM.FINANCIALS.GETINFO.PYTHON.FINANCIALSIMPL.GETHISTORIC([.K$2];[.$C12];[.K$4];[.K$3])" office:value-type="float" office:value="86.324409" calcext:value-type="float">
            <text:p>86.324409</text:p>
          </table:table-cell>
          <table:table-cell/>
          <table:table-cell table:style-name="ce110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2" table:formula="of:=  TEXT([.C14];&quot;ddd&quot;)" office:value-type="string" office:string-value="Mon" calcext:value-type="string">
            <text:p>Mon</text:p>
          </table:table-cell>
          <table:table-cell table:style-name="ce109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0;[.$C14];[.G$3])" office:value-type="float" office:value="4.46875" calcext:value-type="float">
            <text:p>4.46875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5];&quot;ddd&quot;)" office:value-type="string" office:string-value="Mon" calcext:value-type="string">
            <text:p>Mon</text:p>
          </table:table-cell>
          <table:table-cell table:style-name="ce109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0;[.$C15];[.G$3])" office:value-type="float" office:value="3.775" calcext:value-type="float">
            <text:p>3.775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6];&quot;ddd&quot;)" office:value-type="string" office:string-value="Tue" calcext:value-type="string">
            <text:p>Tue</text:p>
          </table:table-cell>
          <table:table-cell table:style-name="ce109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0;[.$C16];[.G$3])" office:value-type="float" office:value="3.864583" calcext:value-type="float">
            <text:p>3.86458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7];&quot;ddd&quot;)" office:value-type="string" office:string-value="Fri" calcext:value-type="string">
            <text:p>Fri</text:p>
          </table:table-cell>
          <table:table-cell table:style-name="ce109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0;[.$C17];[.G$3])" office:value-type="float" office:value="4.40875" calcext:value-type="float">
            <text:p>4.40875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8];&quot;ddd&quot;)" office:value-type="string" office:string-value="Tue" calcext:value-type="string">
            <text:p>Tue</text:p>
          </table:table-cell>
          <table:table-cell table:style-name="ce109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0;[.$C18];[.G$3])" office:value-type="float" office:value="3.855417" calcext:value-type="float">
            <text:p>3.855417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9];&quot;ddd&quot;)" office:value-type="string" office:string-value="Wed" calcext:value-type="string">
            <text:p>Wed</text:p>
          </table:table-cell>
          <table:table-cell table:style-name="ce109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0;[.$C19];[.G$3])" office:value-type="float" office:value="4.355833" calcext:value-type="float">
            <text:p>4.355833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0];&quot;ddd&quot;)" office:value-type="string" office:string-value="Fri" calcext:value-type="string">
            <text:p>Fri</text:p>
          </table:table-cell>
          <table:table-cell table:style-name="ce109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0;[.$C20];[.G$3])" office:value-type="float" office:value="4.068333" calcext:value-type="float">
            <text:p>4.068333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1];&quot;ddd&quot;)" office:value-type="string" office:string-value="Mon" calcext:value-type="string">
            <text:p>Mon</text:p>
          </table:table-cell>
          <table:table-cell table:style-name="ce109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0;[.$C21];[.G$3])" office:value-type="float" office:value="4.994167" calcext:value-type="float">
            <text:p>4.994167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2];&quot;ddd&quot;)" office:value-type="string" office:string-value="Thu" calcext:value-type="string">
            <text:p>Thu</text:p>
          </table:table-cell>
          <table:table-cell table:style-name="ce109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0;[.$C22];[.G$3])" office:value-type="float" office:value="5.086667" calcext:value-type="float">
            <text:p>5.08666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3];&quot;ddd&quot;)" office:value-type="string" office:string-value="Tue" calcext:value-type="string">
            <text:p>Tue</text:p>
          </table:table-cell>
          <table:table-cell table:style-name="ce109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0;[.$C23];[.G$3])" office:value-type="float" office:value="5.315417" calcext:value-type="float">
            <text:p>5.315417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4];&quot;ddd&quot;)" office:value-type="string" office:string-value="Tue" calcext:value-type="string">
            <text:p>Tue</text:p>
          </table:table-cell>
          <table:table-cell table:style-name="ce109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0;[.$C24];[.G$3])" office:value-type="float" office:value="5.005833" calcext:value-type="float">
            <text:p>5.005833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5];&quot;ddd&quot;)" office:value-type="string" office:string-value="Thu" calcext:value-type="string">
            <text:p>Thu</text:p>
          </table:table-cell>
          <table:table-cell table:style-name="ce109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0;[.$C25];[.G$3])" office:value-type="float" office:value="4.883333" calcext:value-type="float">
            <text:p>4.883333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6];&quot;ddd&quot;)" office:value-type="string" office:string-value="Tue" calcext:value-type="string">
            <text:p>Tue</text:p>
          </table:table-cell>
          <table:table-cell table:style-name="ce109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0;[.$C26];[.G$3])" office:value-type="float" office:value="5.429583" calcext:value-type="float">
            <text:p>5.429583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7];&quot;ddd&quot;)" office:value-type="string" office:string-value="Wed" calcext:value-type="string">
            <text:p>Wed</text:p>
          </table:table-cell>
          <table:table-cell table:style-name="ce109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0;[.$C27];[.G$3])" office:value-type="float" office:value="6.253333" calcext:value-type="float">
            <text:p>6.25333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8];&quot;ddd&quot;)" office:value-type="string" office:string-value="Wed" calcext:value-type="string">
            <text:p>Wed</text:p>
          </table:table-cell>
          <table:table-cell table:style-name="ce109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0;[.$C28];[.G$3])" office:value-type="float" office:value="7.183333" calcext:value-type="float">
            <text:p>7.18333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9];&quot;ddd&quot;)" office:value-type="string" office:string-value="Mon" calcext:value-type="string">
            <text:p>Mon</text:p>
          </table:table-cell>
          <table:table-cell table:style-name="ce109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0;[.$C29];[.G$3])" office:value-type="float" office:value="7.335" calcext:value-type="float">
            <text:p>7.335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0];&quot;ddd&quot;)" office:value-type="string" office:string-value="Tue" calcext:value-type="string">
            <text:p>Tue</text:p>
          </table:table-cell>
          <table:table-cell table:style-name="ce109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0;[.$C30];[.G$3])" office:value-type="float" office:value="8.1925" calcext:value-type="float">
            <text:p>8.1925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1];&quot;ddd&quot;)" office:value-type="string" office:string-value="Thu" calcext:value-type="string">
            <text:p>Thu</text:p>
          </table:table-cell>
          <table:table-cell table:style-name="ce109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0;[.$C31];[.G$3])" office:value-type="float" office:value="8.958333" calcext:value-type="float">
            <text:p>8.958333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2];&quot;ddd&quot;)" office:value-type="string" office:string-value="Mon" calcext:value-type="string">
            <text:p>Mon</text:p>
          </table:table-cell>
          <table:table-cell table:style-name="ce109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0;[.$C32];[.G$3])" office:value-type="float" office:value="7.916667" calcext:value-type="float">
            <text:p>7.916667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3];&quot;ddd&quot;)" office:value-type="string" office:string-value="Tue" calcext:value-type="string">
            <text:p>Tue</text:p>
          </table:table-cell>
          <table:table-cell table:style-name="ce109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0;[.$C33];[.G$3])" office:value-type="float" office:value="9.220833" calcext:value-type="float">
            <text:p>9.220833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4];&quot;ddd&quot;)" office:value-type="string" office:string-value="Fri" calcext:value-type="string">
            <text:p>Fri</text:p>
          </table:table-cell>
          <table:table-cell table:style-name="ce109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0;[.$C34];[.G$3])" office:value-type="float" office:value="9.615833" calcext:value-type="float">
            <text:p>9.61583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5];&quot;ddd&quot;)" office:value-type="string" office:string-value="Mon" calcext:value-type="string">
            <text:p>Mon</text:p>
          </table:table-cell>
          <table:table-cell table:style-name="ce109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0;[.$C35];[.G$3])" office:value-type="float" office:value="9.5475" calcext:value-type="float">
            <text:p>9.5475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6];&quot;ddd&quot;)" office:value-type="string" office:string-value="Wed" calcext:value-type="string">
            <text:p>Wed</text:p>
          </table:table-cell>
          <table:table-cell table:style-name="ce109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0;[.$C36];[.G$3])" office:value-type="float" office:value="10.815" calcext:value-type="float">
            <text:p>10.815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7];&quot;ddd&quot;)" office:value-type="string" office:string-value="Fri" calcext:value-type="string">
            <text:p>Fri</text:p>
          </table:table-cell>
          <table:table-cell table:style-name="ce109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0;[.$C37];[.G$3])" office:value-type="float" office:value="11.2725" calcext:value-type="float">
            <text:p>11.2725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table:formula="of:=  TEXT([.C39];&quot;ddd&quot;)" office:value-type="string" office:string-value="Tue" calcext:value-type="string">
            <text:p>Tue</text:p>
          </table:table-cell>
          <table:table-cell table:style-name="ce109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0;[.$C39];[.G$3])" office:value-type="float" office:value="82.239998" calcext:value-type="float">
            <text:p>82.239998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0];&quot;ddd&quot;)" office:value-type="string" office:string-value="Tue" calcext:value-type="string">
            <text:p>Tue</text:p>
          </table:table-cell>
          <table:table-cell table:style-name="ce109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0;[.$C40];[.G$3])" office:value-type="float" office:value="63.009998" calcext:value-type="float">
            <text:p>63.00999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1];&quot;ddd&quot;)" office:value-type="string" office:string-value="Tue" calcext:value-type="string">
            <text:p>Tue</text:p>
          </table:table-cell>
          <table:table-cell table:style-name="ce109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0;[.$C41];[.G$3])" office:value-type="float" office:value="50.040001" calcext:value-type="float">
            <text:p>50.040001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2];&quot;ddd&quot;)" office:value-type="string" office:string-value="Fri" calcext:value-type="string">
            <text:p>Fri</text:p>
          </table:table-cell>
          <table:table-cell table:style-name="ce109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0;[.$C42];[.G$3])" office:value-type="float" office:value="57.93" calcext:value-type="float">
            <text:p>57.93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3];&quot;ddd&quot;)" office:value-type="string" office:string-value="Tue" calcext:value-type="string">
            <text:p>Tue</text:p>
          </table:table-cell>
          <table:table-cell table:style-name="ce109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0;[.$C43];[.G$3])" office:value-type="float" office:value="38.34" calcext:value-type="float">
            <text:p>38.3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4];&quot;ddd&quot;)" office:value-type="string" office:string-value="Wed" calcext:value-type="string">
            <text:p>Wed</text:p>
          </table:table-cell>
          <table:table-cell table:style-name="ce109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0;[.$C44];[.G$3])" office:value-type="float" office:value="32.279999" calcext:value-type="float">
            <text:p>32.279999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5];&quot;ddd&quot;)" office:value-type="string" office:string-value="Fri" calcext:value-type="string">
            <text:p>Fri</text:p>
          </table:table-cell>
          <table:table-cell table:style-name="ce109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0;[.$C45];[.G$3])" office:value-type="float" office:value="24.389999" calcext:value-type="float">
            <text:p>24.389999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6];&quot;ddd&quot;)" office:value-type="string" office:string-value="Mon" calcext:value-type="string">
            <text:p>Mon</text:p>
          </table:table-cell>
          <table:table-cell table:style-name="ce109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0;[.$C46];[.G$3])" office:value-type="float" office:value="33.310001" calcext:value-type="float">
            <text:p>33.310001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7];&quot;ddd&quot;)" office:value-type="string" office:string-value="Thu" calcext:value-type="string">
            <text:p>Thu</text:p>
          </table:table-cell>
          <table:table-cell table:style-name="ce109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0;[.$C47];[.G$3])" office:value-type="float" office:value="27.84" calcext:value-type="float">
            <text:p>27.84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8];&quot;ddd&quot;)" office:value-type="string" office:string-value="Mon" calcext:value-type="string">
            <text:p>Mon</text:p>
          </table:table-cell>
          <table:table-cell table:style-name="ce109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0;[.$C48];[.G$3])" office:value-type="float" office:value="20.66" calcext:value-type="float">
            <text:p>20.6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102"/>
          <table:table-cell table:style-name="ce109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09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6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e12f3a7570{, supportedInterfaces={com.sun.star.uno.XComponentContext,com.sun.star.container.XNameContainer,com.sun.star.lang.XTypeProvider,com.sun.star.uno.XWeak,com.sun.star.lang.XComponent}}&#10;id(self)=140483230298320&#10;version=3.1.0&#10;file=/home/christian/.config/libreoffice/4/user/uno_packages/cache/uno_packages/lu2521698jdg1ug.tmp_/Financials-Extension.oxt/financials.py&#10;cwd=/home/christian&#10;home=/home/christian&#10;uname=Linux i9570 5.15.0-46-generic #49~20.04.1-Ubuntu SMP Thu Aug 4 19:15:44 UTC 2022 x86_64 x86_64&#10;pid=2846426&#10;sys.executable=/usr/bin/python3&#10;sys.version=3.8.10 (default, Nov 14 2022, 12:59:47)  [GCC 9.4.0]&#10;sys.path=['/home/christian/.config/libreoffice/4/user/uno_packages/cache/uno_packages/lu2521698jdg1ug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e12f3a7570{, supportedInterfaces={com.sun.star.uno.XComponentContext,com.sun.star.container.XNameContainer,com.sun.star.lang.XTypeProvider,com.sun.star.uno.XWeak,com.sun.star.lang.XComponent}}</text:p>
            <text:p>id(self)=140483230298320</text:p>
            <text:p>version=3.1.0</text:p>
            <text:p>file=/home/christian/.config/libreoffice/4/user/uno_packages/cache/uno_packages/lu2521698jdg1ug.tmp_/Financials-Extension.oxt/financials.py</text:p>
            <text:p>cwd=/home/christian</text:p>
            <text:p>home=/home/christian</text:p>
            <text:p>uname=Linux i9570 5.15.0-46-generic #49~20.04.1-Ubuntu SMP Thu Aug 4 19:15:44 UTC 2022 x86_64 x86_64</text:p>
            <text:p>pid=2846426</text:p>
            <text:p>sys.executable=/usr/bin/python3</text:p>
            <text:p>sys.version=3.8.10 (default, Nov 14 2022, 12:59:47)  [GCC 9.4.0]</text:p>
            <text:p>sys.path=['/home/christian/.config/libreoffice/4/user/uno_packages/cache/uno_packages/lu2521698jdg1ug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4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3:34:01.370800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10DT7H37M12S</meta:editing-duration>
    <meta:editing-cycles>53</meta:editing-cycles>
    <meta:generator>LibreOffice/6.4.7.2$Linux_X86_64 LibreOffice_project/40$Build-2</meta:generator>
    <dc:date>2022-12-13T13:50:34.484241933</dc:date>
    <meta:document-statistic meta:table-count="4" meta:cell-count="1116" meta:object-count="0"/>
  </office:meta>
</office:document-meta>
</file>